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wiredElementResolver.registerDependentBeans( ConfigurableBeanFactory beanFactory , String beanName , Set &lt; String &gt; autowiredBean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hortcutDependencyDescriptor.resolveShortcut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cutDependencyDescriptor.ShortcutDependencyDescriptor( DependencyDescriptor original , String shortcut , Class &lt; ? &gt; requir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